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72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549" table:default-cell-style-name="ce2"/>
        <table:table-column table:style-name="co2" table:default-cell-style-name="ce2"/>
        <table:table-row table:style-name="ro1">
          <table:table-cell table:number-columns-repeated="550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spell_fire_damage</text:p>
          </table:table-cell>
          <table:table-cell table:number-columns-repeated="11"/>
          <table:table-cell office:value-type="string" calcext:value-type="string">
            <text:p>spell_thunder_damage</text:p>
          </table:table-cell>
          <table:table-cell table:number-columns-repeated="33"/>
          <table:table-cell office:value-type="string" calcext:value-type="string">
            <text:p>spell_water_damage</text:p>
          </table:table-cell>
          <table:table-cell table:number-columns-repeated="11"/>
          <table:table-cell office:value-type="string" calcext:value-type="string">
            <text:p>spell_nature_damage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spell_fire_damage</text:p>
          </table:table-cell>
          <table:table-cell table:number-columns-repeated="2"/>
          <table:table-cell office:value-type="string" calcext:value-type="string">
            <text:p>big_breath_of_fire</text:p>
          </table:table-cell>
          <table:table-cell table:number-columns-repeated="2"/>
          <table:table-cell office:value-type="string" calcext:value-type="string">
            <text:p>spell_fire_damage</text:p>
          </table:table-cell>
          <table:table-cell table:number-columns-repeated="5"/>
          <table:table-cell office:value-type="string" calcext:value-type="string">
            <text:p>spell_thunder_damage</text:p>
          </table:table-cell>
          <table:table-cell table:number-columns-repeated="2"/>
          <table:table-cell office:value-type="string" calcext:value-type="string">
            <text:p>big_breath_of_thunder</text:p>
          </table:table-cell>
          <table:table-cell table:number-columns-repeated="2"/>
          <table:table-cell office:value-type="string" calcext:value-type="string">
            <text:p>spell_thunder_damage</text:p>
          </table:table-cell>
          <table:table-cell table:number-columns-repeated="27"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big_breath_of_water</text:p>
          </table:table-cell>
          <table:table-cell table:number-columns-repeated="2"/>
          <table:table-cell office:value-type="string" calcext:value-type="string">
            <text:p>spell_water_damage</text:p>
          </table:table-cell>
          <table:table-cell table:number-columns-repeated="5"/>
          <table:table-cell office:value-type="string" calcext:value-type="string">
            <text:p>spell_nature_damage</text:p>
          </table:table-cell>
          <table:table-cell table:number-columns-repeated="2"/>
          <table:table-cell office:value-type="string" calcext:value-type="string">
            <text:p>big_breath_of_nature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fire_damage_and_dot</text:p>
          </table:table-cell>
          <table:table-cell/>
          <table:table-cell office:value-type="string" calcext:value-type="string">
            <text:p>spell_fire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thunder_damage_and_dot</text:p>
          </table:table-cell>
          <table:table-cell/>
          <table:table-cell office:value-type="string" calcext:value-type="string">
            <text:p>spell_thunder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water_damage_and_dot</text:p>
          </table:table-cell>
          <table:table-cell/>
          <table:table-cell office:value-type="string" calcext:value-type="string">
            <text:p>spell_water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nature_damage_and_dot</text:p>
          </table:table-cell>
          <table:table-cell/>
          <table:table-cell office:value-type="string" calcext:value-type="string">
            <text:p>spell_nature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big_heart_of_fire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spell_fire_damage</text:p>
          </table:table-cell>
          <table:table-cell table:number-columns-repeated="5"/>
          <table:table-cell office:value-type="string" calcext:value-type="string">
            <text:p>big_heart_of_thunder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27"/>
          <table:table-cell office:value-type="string" calcext:value-type="string">
            <text:p>spell_water_damage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big_heart_of_ice</text:p>
          </table:table-cell>
          <table:table-cell table:number-columns-repeated="5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big_heart_of_nature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spell_fire_damage_and_do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spell_thunder_damage_and_do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water_damage_and_dot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nature_damage_and_dot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spell_fire_damage</text:p>
          </table:table-cell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pell_thunder_damage</text:p>
          </table:table-cell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office:value-type="string" calcext:value-type="string">
            <text:p>spell_water_damage</text:p>
          </table:table-cell>
          <table:table-cell table:number-columns-repeated="10"/>
          <table:table-cell office:value-type="string" calcext:value-type="string">
            <text:p>O</text:p>
          </table:table-cell>
          <table:table-cell office:value-type="string" calcext:value-type="string">
            <text:p>spell_nature_damage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3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6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2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magic_shiel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agic_shield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battery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K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4"/>
          <table:table-cell office:value-type="string" calcext:value-type="string">
            <text:p>harmony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0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2"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rcane_devoti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agic_shield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big_area_dmg_mana</text:p>
          </table:table-cell>
          <table:table-cell table:number-columns-repeated="8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8"/>
          <table:table-cell office:value-type="string" calcext:value-type="string">
            <text:p>big_inc_area_spell_dmg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7"/>
          <table:table-cell office:value-type="string" calcext:value-type="string">
            <text:p>str</text:p>
          </table:table-cell>
          <table:table-cell table:number-columns-repeated="21"/>
          <table:table-cell office:value-type="string" calcext:value-type="string">
            <text:p>area_dmg_mana</text:p>
          </table:table-cell>
          <table:table-cell table:number-columns-repeated="3"/>
          <table:table-cell office:value-type="string" calcext:value-type="string">
            <text:p>area_dmg_mana</text:p>
          </table:table-cell>
          <table:table-cell table:number-columns-repeated="6"/>
          <table:table-cell office:value-type="string" calcext:value-type="string">
            <text:p>big_overflow_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will_of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force_of_will</text:p>
          </table:table-cell>
          <table:table-cell table:number-columns-repeated="6"/>
          <table:table-cell office:value-type="string" calcext:value-type="string">
            <text:p>inc_area_spell_dmg</text:p>
          </table:table-cell>
          <table:table-cell table:number-columns-repeated="3"/>
          <table:table-cell office:value-type="string" calcext:value-type="string">
            <text:p>inc_area_spell_dmg</text:p>
          </table:table-cell>
          <table:table-cell table:number-columns-repeated="21"/>
          <table:table-cell office:value-type="string" calcext:value-type="string">
            <text:p>dex</text:p>
          </table:table-cell>
          <table:table-cell table:number-columns-repeated="5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area_dmg_mana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rea_dmg_mana</text:p>
          </table:table-cell>
          <table:table-cell table:number-columns-repeated="6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6"/>
          <table:table-cell office:value-type="string" calcext:value-type="string">
            <text:p>inc_area_spell_dm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inc_area_spell_dmg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ig_str</text:p>
          </table:table-cell>
          <table:table-cell table:number-columns-repeated="14"/>
          <table:table-cell office:value-type="string" calcext:value-type="string">
            <text:p>area_dmg_mana</text:p>
          </table:table-cell>
          <table:table-cell table:number-columns-repeated="9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2"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inc_area_spell_dmg</text:p>
          </table:table-cell>
          <table:table-cell table:number-columns-repeated="14"/>
          <table:table-cell office:value-type="string" calcext:value-type="string">
            <text:p>big_de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15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1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6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16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1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4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8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ele_protection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8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d_mana_reserv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d_mana_reserved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7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8"/>
          <table:table-cell office:value-type="string" calcext:value-type="string">
            <text:p>spell_critical_h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pell_critical_h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pell_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pell_critical_damage</text:p>
          </table:table-cell>
          <table:table-cell table:number-columns-repeated="19"/>
          <table:table-cell office:value-type="string" calcext:value-type="string">
            <text:p>huge_in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d_mana_reserve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ig_aura_eff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5"/>
          <table:table-cell office:value-type="string" calcext:value-type="string">
            <text:p>str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4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big_spell_crit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spell_crit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hp_dot_d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p_dot_dmg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spell_fi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big_mana_and_health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6"/>
          <table:table-cell office:value-type="string" calcext:value-type="string">
            <text:p>magical_lif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office:value-type="string" calcext:value-type="string">
            <text:p>fire_water_spell_dm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ormen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dot_dmg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big_flame_of_life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flow_of_mana</text:p>
          </table:table-cell>
          <table:table-cell/>
          <table:table-cell office:value-type="string" calcext:value-type="string">
            <text:p>big_wand</text:p>
          </table:table-cell>
          <table:table-cell/>
          <table:table-cell office:value-type="string" calcext:value-type="string">
            <text:p>big_aspect_of_nature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aspect_of_thunder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fire_water_spell_dmg</text:p>
          </table:table-cell>
          <table:table-cell table:number-columns-repeated="3"/>
          <table:table-cell office:value-type="string" calcext:value-type="string">
            <text:p>fire_water_spell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big_fire_water_spell_crit_dmg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9"/>
          <table:table-cell office:value-type="string" calcext:value-type="string">
            <text:p>str</text:p>
          </table:table-cell>
          <table:table-cell table:number-columns-repeated="2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pell_fi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wand_damage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fire_water_spell_dmg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fire_water_spell_dmg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dex</text:p>
          </table:table-cell>
          <table:table-cell table:number-columns-repeated="3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wand_damage</text:p>
          </table:table-cell>
          <table:table-cell/>
          <table:table-cell office:value-type="string" calcext:value-type="string">
            <text:p>wand_damage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6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4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5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ast_speed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35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ast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lord_of_arca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wisdom_of_the_elder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ast_speed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damage</text:p>
          </table:table-cell>
          <table:table-cell table:number-columns-repeated="5"/>
          <table:table-cell office:value-type="string" calcext:value-type="string">
            <text:p>flat_ms_mana_regen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spell_damage</text:p>
          </table:table-cell>
          <table:table-cell table:number-columns-repeated="7"/>
          <table:table-cell office:value-type="string" calcext:value-type="string">
            <text:p>flat_ms_mana_regen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mage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mana_on_hit</text:p>
          </table:table-cell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on_hit</text:p>
          </table:table-cell>
          <table:table-cell table:number-columns-repeated="3"/>
          <table:table-cell office:value-type="string" calcext:value-type="string">
            <text:p>mana_on_hit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2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on_hit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big_mana_steal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ana_on_hit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on_hit</text:p>
          </table:table-cell>
          <table:table-cell table:number-columns-repeated="3"/>
          <table:table-cell office:value-type="string" calcext:value-type="string">
            <text:p>mana_on_hit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_and_ms</text:p>
          </table:table-cell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mana_on_hit</text:p>
          </table:table-cell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rmor_and_ms</text:p>
          </table:table-cell>
          <table:table-cell table:number-columns-repeated="8"/>
          <table:table-cell office:value-type="string" calcext:value-type="string">
            <text:p>divinity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6"/>
          <table:table-cell office:value-type="string" calcext:value-type="string">
            <text:p>crit_proj_dmg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mor_and_ms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odge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and_ms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armor_and_ms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faith_armor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big_divine_light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health_ms_mana_cost</text:p>
          </table:table-cell>
          <table:table-cell table:number-columns-repeated="7"/>
          <table:table-cell office:value-type="string" calcext:value-type="string">
            <text:p>flat_mana_reg_melee_dmg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flat_mana_reg_melee_dmg</text:p>
          </table:table-cell>
          <table:table-cell table:number-columns-repeated="7"/>
          <table:table-cell office:value-type="string" calcext:value-type="string">
            <text:p>big_po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table:number-columns-repeated="4"/>
          <table:table-cell office:value-type="string" calcext:value-type="string">
            <text:p>crit_proj_dmg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elemental_damage</text:p>
          </table:table-cell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 table:number-columns-repeated="3"/>
          <table:table-cell table:number-columns-repeated="2" office:value-type="string" calcext:value-type="string">
            <text:p>K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6"/>
          <table:table-cell table:number-columns-repeated="2"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it_proj_dmg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big_gambler</text:p>
          </table:table-cell>
          <table:table-cell table:number-columns-repeated="2"/>
          <table:table-cell office:value-type="string" calcext:value-type="string">
            <text:p>big_poison_alchemy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dodge_and_hp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ll_elemental_damage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5"/>
          <table:table-cell office:value-type="string" calcext:value-type="string">
            <text:p>flat_health_mana</text:p>
          </table:table-cell>
          <table:table-cell table:number-columns-repeated="14"/>
          <table:table-cell office:value-type="string" calcext:value-type="string">
            <text:p>templar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battle_mage</text:p>
          </table:table-cell>
          <table:table-cell table:number-columns-repeated="14"/>
          <table:table-cell office:value-type="string" calcext:value-type="string">
            <text:p>flat_health_phys_dmg</text:p>
          </table:table-cell>
          <table:table-cell table:number-columns-repeated="14"/>
          <table:table-cell office:value-type="string" calcext:value-type="string">
            <text:p>flat_health_phys_dmg</text:p>
          </table:table-cell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all_elemental_damage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big_effect_of_ele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flat_health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lat_health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lat_health_mana</text:p>
          </table:table-cell>
          <table:table-cell table:number-columns-repeated="3"/>
          <table:table-cell table:number-columns-repeated="2"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8"/>
          <table:table-cell table:number-columns-repeated="2"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and_ms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big_primal</text:p>
          </table:table-cell>
          <table:table-cell table:number-columns-repeated="2"/>
          <table:table-cell office:value-type="string" calcext:value-type="string">
            <text:p>big_ele_unity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all_element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ll_elemental_damage</text:p>
          </table:table-cell>
          <table:table-cell table:number-columns-repeated="8"/>
          <table:table-cell office:value-type="string" calcext:value-type="string">
            <text:p>armor_and_health</text:p>
          </table:table-cell>
          <table:table-cell table:number-columns-repeated="3"/>
          <table:table-cell office:value-type="string" calcext:value-type="string">
            <text:p>armor_and_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int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elemental_damage</text:p>
          </table:table-cell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office:value-type="string" calcext:value-type="string">
            <text:p>big_tenacious_combatant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armor_and_ms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flat_health_mana</text:p>
          </table:table-cell>
          <table:table-cell table:number-columns-repeated="7"/>
          <table:table-cell office:value-type="string" calcext:value-type="string">
            <text:p>big_lacerato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_and_ms</text:p>
          </table:table-cell>
          <table:table-cell table:number-columns-repeated="4"/>
          <table:table-cell office:value-type="string" calcext:value-type="string">
            <text:p>dodge_and_ms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4"/>
          <table:table-cell office:value-type="string" calcext:value-type="string">
            <text:p>all_element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rmor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ms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tk_cast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k_cast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k_cast_speed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10"/>
          <table:table-cell office:value-type="string" calcext:value-type="string">
            <text:p>dodge_and_ms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ms</text:p>
          </table:table-cell>
          <table:table-cell table:number-columns-repeated="4"/>
          <table:table-cell office:value-type="string" calcext:value-type="string">
            <text:p>all_elemental_damage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hp_mana_cost</text:p>
          </table:table-cell>
          <table:table-cell table:number-columns-repeated="2"/>
          <table:table-cell office:value-type="string" calcext:value-type="string">
            <text:p>big_health_mana_cost</text:p>
          </table:table-cell>
          <table:table-cell table:number-columns-repeated="2"/>
          <table:table-cell office:value-type="string" calcext:value-type="string">
            <text:p>hp_mana_cos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8"/>
          <table:table-cell office:value-type="string" calcext:value-type="string">
            <text:p>big_aura_eff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d_mana_reserve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8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lemental_purity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red_mana_reserv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d_mana_reserved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big_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[CENTER]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scion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big_int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big_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eady_hand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2"/>
          <table:table-cell office:value-type="string" calcext:value-type="string">
            <text:p>big_eviscerator</text:p>
          </table:table-cell>
          <table:table-cell table:number-columns-repeated="2"/>
          <table:table-cell office:value-type="string" calcext:value-type="string">
            <text:p>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critical_hi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ex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rojectil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rojectil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rojectile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and_regen</text:p>
          </table:table-cell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iron_skin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flat_health_mana</text:p>
          </table:table-cell>
          <table:table-cell table:number-columns-repeated="7"/>
          <table:table-cell office:value-type="string" calcext:value-type="string">
            <text:p>big_balistic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table:number-columns-repeated="4"/>
          <table:table-cell office:value-type="string" calcext:value-type="string">
            <text:p>critical_hi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na_and_regen</text:p>
          </table:table-cell>
          <table:table-cell table:number-columns-repeated="8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ana_and_regen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big_self_reflection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4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ex</text:p>
          </table:table-cell>
          <table:table-cell table:number-columns-repeated="14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8"/>
          <table:table-cell table:number-columns-repeated="2"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tack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tack_speed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itical_hit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big_rat</text:p>
          </table:table-cell>
          <table:table-cell table:number-columns-repeated="2"/>
          <table:table-cell office:value-type="string" calcext:value-type="string">
            <text:p>big_frog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dodge_and_hp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na_and_regen</text:p>
          </table:table-cell>
          <table:table-cell table:number-columns-repeated="7"/>
          <table:table-cell office:value-type="string" calcext:value-type="string">
            <text:p>big_warrior_heart</text:p>
          </table:table-cell>
          <table:table-cell table:number-columns-repeated="5"/>
          <table:table-cell office:value-type="string" calcext:value-type="string">
            <text:p>flat_health_mana</text:p>
          </table:table-cell>
          <table:table-cell table:number-columns-repeated="13"/>
          <table:table-cell office:value-type="string" calcext:value-type="string">
            <text:p>K</text:p>
          </table:table-cell>
          <table:table-cell office:value-type="string" calcext:value-type="string">
            <text:p>warrior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hunter</text:p>
          </table:table-cell>
          <table:table-cell table:number-columns-repeated="14"/>
          <table:table-cell office:value-type="string" calcext:value-type="string">
            <text:p>flat_health_phys_dmg</text:p>
          </table:table-cell>
          <table:table-cell table:number-columns-repeated="14"/>
          <table:table-cell office:value-type="string" calcext:value-type="string">
            <text:p>flat_health_phys_dmg</text:p>
          </table:table-cell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and_regen</text:p>
          </table:table-cell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6"/>
          <table:table-cell table:number-columns-repeated="2"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dodge_and_h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and_hp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big_primal</text:p>
          </table:table-cell>
          <table:table-cell table:number-columns-repeated="2"/>
          <table:table-cell office:value-type="string" calcext:value-type="string">
            <text:p>big_inner_sense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phys_acc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table:number-columns-repeated="3" office:value-type="string" calcext:value-type="string">
            <text:p>T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hp_res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fighter</text:p>
          </table:table-cell>
          <table:table-cell table:number-columns-repeated="7"/>
          <table:table-cell office:value-type="string" calcext:value-type="string">
            <text:p>flat_health_phys_dmg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flat_health_phys_dmg</text:p>
          </table:table-cell>
          <table:table-cell table:number-columns-repeated="7"/>
          <table:table-cell office:value-type="string" calcext:value-type="string">
            <text:p>big_hunte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hys_acc</text:p>
          </table:table-cell>
          <table:table-cell table:number-columns-repeated="4"/>
          <table:table-cell office:value-type="string" calcext:value-type="string">
            <text:p>phys_acc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hp_res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res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dex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_ac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_ac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_acc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res</text:p>
          </table:table-cell>
          <table:table-cell table:number-columns-repeated="25"/>
          <table:table-cell office:value-type="string" calcext:value-type="string">
            <text:p>str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6"/>
          <table:table-cell office:value-type="string" calcext:value-type="string">
            <text:p>L</text:p>
          </table:table-cell>
          <table:table-cell table:number-columns-repeated="6"/>
          <table:table-cell office:value-type="string" calcext:value-type="string">
            <text:p>dodge_and_hp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phys_acc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hys_acc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p_res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_proj_dmg</text:p>
          </table:table-cell>
          <table:table-cell table:number-columns-repeated="3"/>
          <table:table-cell office:value-type="string" calcext:value-type="string">
            <text:p>crit_proj_dmg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_proj_dmg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big_eagle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rit_proj_dmg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2"/>
          <table:table-cell office:value-type="string" calcext:value-type="string">
            <text:p>str</text:p>
          </table:table-cell>
          <table:table-cell table:number-columns-repeated="20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_proj_dmg</text:p>
          </table:table-cell>
          <table:table-cell table:number-columns-repeated="3"/>
          <table:table-cell office:value-type="string" calcext:value-type="string">
            <text:p>crit_proj_dmg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sad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health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str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ig_vampir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ealth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str</text:p>
          </table:table-cell>
          <table:table-cell table:number-columns-repeated="16"/>
          <table:table-cell office:value-type="string" calcext:value-type="string">
            <text:p>duelist</text:p>
          </table:table-cell>
          <table:table-cell table:number-columns-repeated="16"/>
          <table:table-cell office:value-type="string" calcext:value-type="string">
            <text:p>dex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health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ealt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ig_blood_sipho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ealth</text:p>
          </table:table-cell>
          <table:table-cell table:number-columns-repeated="18"/>
          <table:table-cell office:value-type="string" calcext:value-type="string">
            <text:p>str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flat_health_mana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hysical_weapon_damage</text:p>
          </table:table-cell>
          <table:table-cell table:number-columns-repeated="5"/>
          <table:table-cell office:value-type="string" calcext:value-type="string">
            <text:p>attack_spee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are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attack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gladi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5"/>
          <table:table-cell office:value-type="string" calcext:value-type="string">
            <text:p>str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dex</text:p>
          </table:table-cell>
          <table:table-cell table:number-columns-repeated="35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4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6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dex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armor_and_dodge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9"/>
          <table:table-cell office:value-type="string" calcext:value-type="string">
            <text:p>str</text:p>
          </table:table-cell>
          <table:table-cell table:number-columns-repeated="23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flat_health_phys_dmg</text:p>
          </table:table-cell>
          <table:table-cell table:number-columns-repeated="3"/>
          <table:table-cell office:value-type="string" calcext:value-type="string">
            <text:p>armor_and_dod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rmor_and_dodge</text:p>
          </table:table-cell>
          <table:table-cell table:number-columns-repeated="4"/>
          <table:table-cell office:value-type="string" calcext:value-type="string">
            <text:p>projectile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23"/>
          <table:table-cell office:value-type="string" calcext:value-type="string">
            <text:p>dex</text:p>
          </table:table-cell>
          <table:table-cell table:number-columns-repeated="3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0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8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flat_health_phys_dmg</text:p>
          </table:table-cell>
          <table:table-cell/>
          <table:table-cell office:value-type="string" calcext:value-type="string">
            <text:p>flat_health_phys_dmg</text:p>
          </table:table-cell>
          <table:table-cell/>
          <table:table-cell office:value-type="string" calcext:value-type="string">
            <text:p>armor_and_dodge</text:p>
          </table:table-cell>
          <table:table-cell table:number-columns-repeated="2"/>
          <table:table-cell office:value-type="string" calcext:value-type="string">
            <text:p>big_bravery</text:p>
          </table:table-cell>
          <table:table-cell table:number-columns-repeated="2"/>
          <table:table-cell office:value-type="string" calcext:value-type="string">
            <text:p>armor_and_dodge</text:p>
          </table:table-cell>
          <table:table-cell table:number-columns-repeated="2"/>
          <table:table-cell office:value-type="string" calcext:value-type="string">
            <text:p>projectile_damage</text:p>
          </table:table-cell>
          <table:table-cell/>
          <table:table-cell office:value-type="string" calcext:value-type="string">
            <text:p>projectile_damage</text:p>
          </table:table-cell>
          <table:table-cell table:number-columns-repeated="6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big_blood_thirst</text:p>
          </table:table-cell>
          <table:table-cell table:number-columns-repeated="3"/>
          <table:table-cell office:value-type="string" calcext:value-type="string">
            <text:p>armor_and_dod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rmor_and_dodge</text:p>
          </table:table-cell>
          <table:table-cell table:number-columns-repeated="4"/>
          <table:table-cell office:value-type="string" calcext:value-type="string">
            <text:p>big_fury_bolt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office:value-type="string" calcext:value-type="string">
            <text:p>armor_and_dodge</text:p>
          </table:table-cell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5"/>
          <table:table-cell office:value-type="string" calcext:value-type="string">
            <text:p>str</text:p>
          </table:table-cell>
          <table:table-cell table:number-columns-repeated="17"/>
          <table:table-cell office:value-type="string" calcext:value-type="string">
            <text:p>str</text:p>
          </table:table-cell>
          <table:table-cell table:number-columns-repeated="34"/>
          <table:table-cell office:value-type="string" calcext:value-type="string">
            <text:p>K</text:p>
          </table:table-cell>
          <table:table-cell table:number-columns-repeated="34"/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4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d_mana_reserve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ig_aura_eff</text:p>
          </table:table-cell>
          <table:table-cell table:number-columns-repeated="59"/>
          <table:table-cell office:value-type="string" calcext:value-type="string">
            <text:p>huge_de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7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59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verflowing_vitality</text:p>
          </table:table-cell>
          <table:table-cell table:number-columns-repeated="5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d_mana_reserv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d_mana_reserved</text:p>
          </table:table-cell>
          <table:table-cell table:number-columns-repeated="59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65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67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8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1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4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67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6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ig_int</text:p>
          </table:table-cell>
          <table:table-cell table:number-columns-repeated="63"/>
          <table:table-cell office:value-type="string" calcext:value-type="string">
            <text:p>big_i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7"/>
          <table:table-cell office:value-type="string" calcext:value-type="string">
            <text:p>str</text:p>
          </table:table-cell>
          <table:table-cell table:number-columns-repeated="81"/>
          <table:table-cell office:value-type="string" calcext:value-type="string">
            <text:p>dex</text:p>
          </table:table-cell>
          <table:table-cell table:number-columns-repeated="5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uge_str</text:p>
          </table:table-cell>
          <table:table-cell table:number-columns-repeated="6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0"/>
          <table:table-cell office:value-type="string" calcext:value-type="string">
            <text:p>refined_taste</text:p>
          </table:table-cell>
          <table:table-cell table:number-columns-repeated="3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2"/>
          <table:table-cell office:value-type="string" calcext:value-type="string">
            <text:p>healt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lood_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1"/>
          <table:table-cell office:value-type="string" calcext:value-type="string">
            <text:p>K</text:p>
          </table:table-cell>
          <table:table-cell table:number-columns-repeated="3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rue_hit</text:p>
          </table:table-cell>
          <table:table-cell table:number-columns-repeated="5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1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5"/>
          <table:table-cell office:value-type="string" calcext:value-type="string">
            <text:p>K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2"/>
          <table:table-cell office:value-type="string" calcext:value-type="string">
            <text:p>health</text:p>
          </table:table-cell>
          <table:table-cell/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7"/>
          <table:table-cell office:value-type="string" calcext:value-type="string">
            <text:p>K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6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3"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6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 table:number-rows-repeated="1048353">
          <table:table-cell table:number-columns-repeated="550"/>
        </table:table-row>
        <table:table-row table:style-name="ro2" table:number-rows-repeated="39">
          <table:table-cell table:number-columns-repeated="550"/>
        </table:table-row>
        <table:table-row table:style-name="ro2">
          <table:table-cell table:number-columns-repeated="5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/00/0000</text:date>, <text:time style:data-style-name="N2" text:time-value="21:04:30.6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date>2020-12-05T21:07:17.120000000</dc:date>
    <meta:editing-cycles>249</meta:editing-cycles>
    <meta:editing-duration>PT13H20M21S</meta:editing-duration>
    <meta:document-statistic meta:table-count="1" meta:cell-count="2783" meta:object-count="0"/>
  </office:meta>
</office:document-meta>
</file>